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ExperimentalResults" style:family="table">
      <style:table-properties style:width="6.925in" table:align="margins"/>
    </style:style>
    <style:style style:name="ExperimentalResults.A" style:family="table-column">
      <style:table-column-properties style:column-width="1.7313in" style:rel-column-width="16383*"/>
    </style:style>
    <style:style style:name="ExperimentalResults.A1" style:family="table-cell">
      <style:table-cell-properties fo:padding="0.0382in" fo:border-left="0.05pt solid #000000" fo:border-right="none" fo:border-top="0.05pt solid #000000" fo:border-bottom="0.05pt solid #000000"/>
    </style:style>
    <style:style style:name="ExperimentalResults.D1" style:family="table-cell">
      <style:table-cell-properties fo:padding="0.0382in" fo:border="0.05pt solid #000000"/>
    </style:style>
    <style:style style:name="ExperimentalResults.A2" style:family="table-cell">
      <style:table-cell-properties fo:padding="0.0382in" fo:border-left="0.05pt solid #000000" fo:border-right="none" fo:border-top="none" fo:border-bottom="0.05pt solid #000000"/>
    </style:style>
    <style:style style:name="ExperimentalResult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">Average Performance </text:p>
      <table:table table:name="ExperimentalResults" table:style-name="ExperimentalResults">
        <table:table-column table:style-name="ExperimentalResults.A" table:number-columns-repeated="4"/>
        <table:table-row>
          <table:table-cell table:style-name="ExperimentalResults.A1" office:value-type="string">
            <text:p text:style-name="Table_20_Contents">Queries</text:p>
          </table:table-cell>
          <table:table-cell table:style-name="ExperimentalResults.A1" office:value-type="string">
            <text:p text:style-name="Table_20_Contents">B-tree</text:p>
          </table:table-cell>
          <table:table-cell table:style-name="ExperimentalResults.A1" office:value-type="string">
            <text:p text:style-name="Table_20_Contents">Hash table</text:p>
          </table:table-cell>
          <table:table-cell table:style-name="ExperimentalResults.D1" office:value-type="string">
            <text:p text:style-name="Table_20_Contents">Index File</text:p>
          </table:table-cell>
        </table:table-row>
        <table:table-row>
          <table:table-cell table:style-name="ExperimentalResults.A2" office:value-type="string">
            <text:p text:style-name="Table_20_Contents">Key Search</text:p>
          </table:table-cell>
          <table:table-cell table:style-name="ExperimentalResults.A2" office:value-type="string">
            <text:p text:style-name="Table_20_Contents"/>
          </table:table-cell>
          <table:table-cell table:style-name="ExperimentalResults.A2" office:value-type="string">
            <text:p text:style-name="Table_20_Contents"/>
          </table:table-cell>
          <table:table-cell table:style-name="ExperimentalResults.D2" office:value-type="string">
            <text:p text:style-name="Table_20_Contents"/>
          </table:table-cell>
        </table:table-row>
        <table:table-row>
          <table:table-cell table:style-name="ExperimentalResults.A2" office:value-type="string">
            <text:p text:style-name="Table_20_Contents">Data Search</text:p>
          </table:table-cell>
          <table:table-cell table:style-name="ExperimentalResults.A2" office:value-type="string">
            <text:p text:style-name="Table_20_Contents"/>
          </table:table-cell>
          <table:table-cell table:style-name="ExperimentalResults.A2" office:value-type="string">
            <text:p text:style-name="Table_20_Contents"/>
          </table:table-cell>
          <table:table-cell table:style-name="ExperimentalResults.D2" office:value-type="string">
            <text:p text:style-name="Table_20_Contents"/>
          </table:table-cell>
        </table:table-row>
        <table:table-row>
          <table:table-cell table:style-name="ExperimentalResults.A2" office:value-type="string">
            <text:p text:style-name="Table_20_Contents">Range Search</text:p>
          </table:table-cell>
          <table:table-cell table:style-name="ExperimentalResults.A2" office:value-type="string">
            <text:p text:style-name="Table_20_Contents"/>
          </table:table-cell>
          <table:table-cell table:style-name="ExperimentalResults.A2" office:value-type="string">
            <text:p text:style-name="Table_20_Contents"/>
          </table:table-cell>
          <table:table-cell table:style-name="ExperimentalResults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Hash Table</text:p>
      <text:p text:style-name="Standard"/>
      <text:p text:style-name="Standard">Key Search</text:p>
      <text:p text:style-name="Standard">Time: 27.990341186523438 microseconds</text:p>
      <text:p text:style-name="Standard"/>
      <text:p text:style-name="Standard">Data input: </text:p>
      <text:p text:style-name="Standard">jevdtbdxhmezshabsfuclqudablbtlherckmfnknboovxqzsvtwiltlmuznomvudzgphtbwxrksrarjynhgyaukx </text:p>
      <text:p text:style-name="Standard">Key value found: </text:p>
      <text:p text:style-name="Standard">ciyhgfxkiciutjfpponyotpyngltvvhzdhjmmgwxkgrdryvhmihabwaoenibjrdoymaluziefbhxzcgmnpoolrfrepupgxeejerddbjlcrievqsifizsz </text:p>
      <text:p text:style-name="Standard">Number of records retrieved: 1 </text:p>
      <text:p text:style-name="Standard">Time: 108662904.21485901 microseconds.</text:p>
      <text:p text:style-name="Standard"/>
      <text:p text:style-name="Standard">Data input: </text:p>
      <text:p text:style-name="Standard">Lower Bound: a </text:p>
      <text:p text:style-name="Standard">Upper Bound: ab </text:p>
      <text:p text:style-name="Standard">Number of records retrieved: 147 </text:p>
      <text:p text:style-name="Standard">Time: 111.38916015625 microseconds </text:p>
      <text:p text:style-name="Standard"/>
      <text:p text:style-name="Standard"/>
      <text:p text:style-name="P1">Index file:</text:p>
      <text:p text:style-name="Standard">Key input: </text:p>
      <text:p text:style-name="Standard">cuedsmyiluwtoesvaljjkmbsaidykosmiyrclrkynirbmmxoziymuzewjjutxoihnzjarvaeerisdhjdpjplkvhtgbperxlgyxipuiwaag </text:p>
      <text:p text:style-name="Standard">Data value found: </text:p>
      <text:p text:style-name="Standard">fnekcnbnxyuqfxhjqewxdtfuqosqqylxnpirclebkaupzbaqgwplsuhikaycamaqbkhgvmhhodwqfyinvxynthxghxikjka </text:p>
      <text:p text:style-name="Standard">Number of records retrieved: 1 </text:p>
      <text:p text:style-name="Standard">Time: 45.490264892578125 microseconds.</text:p>
      <text:p text:style-name="Standard"/>
      <text:p text:style-name="Standard">Data input: </text:p>
      <text:p text:style-name="Standard">cuedsmyiluwtoesvaljjkmbsaidykosmiyrclrkynirbmmxoziymuzewjjutxoihnzjarvaeerisdhjdpjplkvhtgbperxlgyxipuiwaag </text:p>
      <text:p text:style-name="Standard">Key value found: </text:p>
      <text:p text:style-name="Standard">fnekcnbnxyuqfxhjqewxdtfuqosqqylxnpirclebkaupzbaqgwplsuhikaycamaqbkhgvmhhodwqfyinvxynthxghxikjka </text:p>
      <text:p text:style-name="Standard">Number of records retrieved: 1 </text:p>
      <text:p text:style-name="Standard"><text:soft-page-break/>Time: 30.58910369873047 microseconds.</text:p>
      <text:p text:style-name="Standard"/>
      <text:p text:style-name="Standard">Data input: </text:p>
      <text:p text:style-name="Standard">Lower Bound: f </text:p>
      <text:p text:style-name="Standard">Upper Bound: fb </text:p>
      <text:p text:style-name="Standard">Number of records retrieved: 155 </text:p>
      <text:p text:style-name="Standard">Time: 82.89813995361328 microseconds </text:p>
      <text:p text:style-name="Standard"/>
      <text:p text:style-name="Standard"/>
      <text:p text:style-name="Standard">Key input: </text:p>
      <text:p text:style-name="Standard">lrbhboicwyxlgzqhqvjbevyhtjkeeyssstztjhxhhusnvjvmggpkbnrwydadbvvtqwoadnhmiaaflxrtdgdhwwdu </text:p>
      <text:p text:style-name="Standard">Data value found: </text:p>
      <text:p text:style-name="Standard">gzcbwyrsotxcdkmdkrqjljotovpkzklhjpigpbagvyiyiwdupvdagruwpjiovtvhkfpaipidnqdvoirdfugnocjdnrtjmqsxvhzdwhjmzohnzzsgv </text:p>
      <text:p text:style-name="Standard">Number of records retrieved: 1 </text:p>
      <text:p text:style-name="Standard">Time: 5.984306335449219 microseconds.</text:p>
      <text:p text:style-name="Standard"/>
      <text:p text:style-name="Standard">Data input: </text:p>
      <text:p text:style-name="Standard">lrbhboicwyxlgzqhqvjbevyhtjkeeyssstztjhxhhusnvjvmggpkbnrwydadbvvtqwoadnhmiaaflxrtdgdhwwdu </text:p>
      <text:p text:style-name="Standard">Key value found: </text:p>
      <text:p text:style-name="Standard">gzcbwyrsotxcdkmdkrqjljotovpkzklhjpigpbagvyiyiwdupvdagruwpjiovtvhkfpaipidnqdvoirdfugnocjdnrtjmqsxvhzdwhjmzohnzzsgv </text:p>
      <text:p text:style-name="Standard">Number of records retrieved: 1 </text:p>
      <text:p text:style-name="Standard">Time: 36.88335418701172 microseconds.</text:p>
      <text:p text:style-name="Standard"/>
      <text:p text:style-name="Standard"/>
      <text:p text:style-name="Standard">Key input: </text:p>
      <text:p text:style-name="Standard">lvfmvnsuppmeahubnrirhaypohrtcbvpxcbuqtrhkdlnkfqzzatgarxoaqkcufrriunaoehahsptaftzfmhhfgwfwijqncjxwxzkbgnlbcebkzcr </text:p>
      <text:p text:style-name="Standard">Data value found: </text:p>
      <text:p text:style-name="Standard">lzsrxxnhggwipufotrscgddljgxjkowvppmombvvhsfxoknheflmioxuwudglbbaqppfrkaaefxssnaysnkdckxaechpdksuahbttbtyitscguayinbkxakbctt </text:p>
      <text:p text:style-name="Standard">Number of records retrieved: 1 </text:p>
      <text:p text:style-name="Standard">Time: 5.698204040527344 microseconds.</text:p>
      <text:p text:style-name="Standard"/>
      <text:p text:style-name="Standard">Data input: </text:p>
      <text:p text:style-name="Standard">lvfmvnsuppmeahubnrirhaypohrtcbvpxcbuqtrhkdlnkfqzzatgarxoaqkcufrriunaoehahsptaftzfmhhfgwfwijqncjxwxzkbgnlbcebkzcr </text:p>
      <text:p text:style-name="Standard">Key value found: </text:p>
      <text:p text:style-name="Standard">lzsrxxnhggwipufotrscgddljgxjkowvppmombvvhsfxoknheflmioxuwudglbbaqppfrkaaefxssnaysnkdckxaechpdksuahbttbtyitscguayinbkxakbctt </text:p>
      <text:p text:style-name="Standard">Number of records retrieved: 1 </text:p>
      <text:p text:style-name="Standard">Time: 35.71510314941406 microseconds.</text:p>
      <text:p text:style-name="Standard"/>
      <text:p text:style-name="Standard">Data input: </text:p>
      <text:p text:style-name="Standard">Lower Bound: g </text:p>
      <text:p text:style-name="Standard">Upper Bound: gb </text:p>
      <text:p text:style-name="Standard">Number of records retrieved: 160 </text:p>
      <text:p text:style-name="Standard">Time: 89.00165557861328 microseconds </text:p>
      <text:p text:style-name="Standard"><text:soft-page-break/></text:p>
      <text:p text:style-name="Standard"/>
      <text:p text:style-name="Standard">Key input: </text:p>
      <text:p text:style-name="Standard">pdcilxqzsknjqvscyqktvydpckbwizqzcthpsapmkcvcapeafqvdoysqlwovxhvzcepueggqkcsmtznbpkegjywuwnptumtwrk </text:p>
      <text:p text:style-name="Standard">Data value found: </text:p>
      <text:p text:style-name="Standard">xsyoccirwjexzodfzbdvysntmzmksycsqbgvdqmbasybidikflffeuyswndonfgeiobmhnnhhokrrsbyfhfldeeztjogqwmznpnuecdlqndkhgkmpqatwgsppixhfm </text:p>
      <text:p text:style-name="Standard">Number of records retrieved: 1 </text:p>
      <text:p text:style-name="Standard">Time: 5.793571472167969 microseconds.</text:p>
      <text:p text:style-name="Standard"/>
      <text:p text:style-name="Standard">Data input: </text:p>
      <text:p text:style-name="Standard">pdcilxqzsknjqvscyqktvydpckbwizqzcthpsapmkcvcapeafqvdoysqlwovxhvzcepueggqkcsmtznbpkegjywuwnptumtwrk </text:p>
      <text:p text:style-name="Standard">Key value found: </text:p>
      <text:p text:style-name="Standard">xsyoccirwjexzodfzbdvysntmzmksycsqbgvdqmbasybidikflffeuyswndonfgeiobmhnnhhokrrsbyfhfldeeztjogqwmznpnuecdlqndkhgkmpqatwgsppixhfm </text:p>
      <text:p text:style-name="Standard">Number of records retrieved: 1 </text:p>
      <text:p text:style-name="Standard">Time: 31.614303588867188 microseconds.</text:p>
      <text:p text:style-name="Standard"/>
      <text:p text:style-name="Standard">Data input: </text:p>
      <text:p text:style-name="Standard">Lower Bound: m </text:p>
      <text:p text:style-name="Standard">Upper Bound: mb </text:p>
      <text:p text:style-name="Standard">Number of records retrieved: 141 </text:p>
      <text:p text:style-name="Standard">Time: 79.29801940917969 microseconds </text:p>
      <text:p text:style-name="Standard"/>
      <text:p text:style-name="Standard"/>
      <text:p text:style-name="Standard">Key input: </text:p>
      <text:p text:style-name="Standard">thxickmwpyuymhhllvlusfbeffgtgfebpbjrnvpewjeisltdggzzlafsgmnorrpiuacjwrnuduexfz </text:p>
      <text:p text:style-name="Standard">Data value found: </text:p>
      <text:p text:style-name="Standard">mfcnsfsklgxbarsilskxqekmjeqimrlawqnovhyioyjopbyavjxmpkyyqrgciuehk </text:p>
      <text:p text:style-name="Standard">Number of records retrieved: 1 </text:p>
      <text:p text:style-name="Standard">Time: 5.602836608886719 microseconds.</text:p>
      <text:p text:style-name="Standard"/>
      <text:p text:style-name="Standard">Data input: </text:p>
      <text:p text:style-name="Standard">thxickmwpyuymhhllvlusfbeffgtgfebpbjrnvpewjeisltdggzzlafsgmnorrpiuacjwrnuduexfz </text:p>
      <text:p text:style-name="Standard">Key value found: </text:p>
      <text:p text:style-name="Standard">mfcnsfsklgxbarsilskxqekmjeqimrlawqnovhyioyjopbyavjxmpkyyqrgciuehk </text:p>
      <text:p text:style-name="Standard">Number of records retrieved: 1 </text:p>
      <text:p text:style-name="Standard">Time: 5.412101745605469 microseconds.</text:p>
      <text:p text:style-name="Standard"/>
      <text:p text:style-name="Standard">Data input: </text:p>
      <text:p text:style-name="Standard">Lower Bound: s </text:p>
      <text:p text:style-name="Standard">Upper Bound: sb </text:p>
      <text:p text:style-name="Standard">Number of records retrieved: 143 </text:p>
      <text:p text:style-name="Standard">Time: 104.28428649902344 microseconds </text:p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Morris</meta:initial-creator>
    <meta:creation-date>2013-11-29T10:59:46</meta:creation-date>
    <dc:date>2013-11-29T12:36:45</dc:date>
    <dc:creator>Victoria Bobey</dc:creator>
    <meta:editing-duration>PT10M51S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4" meta:paragraph-count="103" meta:word-count="268" meta:character-count="4023" meta:non-whitespace-character-count="3777"/>
  </office:meta>
</office:document-meta>
</file>